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1pt" fo:language="en" fo:country="US" officeooo:rsid="001756bf" officeooo:paragraph-rsid="001756bf" style:font-size-asian="21pt" style:font-size-complex="21pt"/>
    </style:style>
    <style:style style:name="P2" style:family="paragraph" style:parent-style-name="Standard">
      <style:text-properties fo:font-size="12pt" fo:language="en" fo:country="US" officeooo:rsid="001756bf" officeooo:paragraph-rsid="001756bf" style:font-size-asian="12pt" style:font-size-complex="12pt"/>
    </style:style>
    <style:style style:name="P3" style:family="paragraph" style:parent-style-name="Standard">
      <style:text-properties fo:font-size="12pt" fo:language="en" fo:country="US" officeooo:rsid="001756bf" officeooo:paragraph-rsid="0017ee15" style:font-size-asian="12pt" style:font-size-complex="12pt"/>
    </style:style>
    <style:style style:name="P4" style:family="paragraph" style:parent-style-name="Standard">
      <style:text-properties officeooo:paragraph-rsid="0017ee1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ru" fo:country="RU"/>
    </style:style>
    <style:style style:name="T4" style:family="text">
      <style:text-properties style:text-position="sub 58%" fo:font-size="12pt" style:font-size-asian="12pt" style:font-size-complex="12pt"/>
    </style:style>
    <style:style style:name="T5" style:family="text">
      <style:text-properties fo:language="ru" fo:country="RU" officeooo:rsid="0017ee15"/>
    </style:style>
    <style:style style:name="T6" style:family="text">
      <style:text-properties fo:font-size="12pt" fo:language="en" fo:country="US" officeooo:rsid="001756bf" style:font-size-asian="12pt" style:font-size-complex="12pt"/>
    </style:style>
    <style:style style:name="T7" style:family="text">
      <style:text-properties fo:font-variant="normal" fo:text-transform="none" fo:color="#0f1115" loext:opacity="100%" fo:font-family="'KaTeX Main', 'Times New Roman', serif" fo:font-size="14.25pt" fo:letter-spacing="normal" fo:font-style="normal" fo:font-weight="normal"/>
    </style:style>
    <style:style style:name="T8" style:family="text">
      <style:text-properties fo:font-variant="normal" fo:text-transform="none" fo:color="#0f1115" loext:opacity="100%" fo:letter-spacing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7ee15"/>
    </style:style>
    <style:style style:name="T11" style:family="text">
      <style:text-properties style:text-position="super 58%" fo:language="ru" fo:country="RU" officeooo:rsid="0017ee15"/>
    </style:style>
    <style:style style:name="T12" style:family="text">
      <style:text-properties style:text-position="0% 100%" fo:language="en" fo:country="US" officeooo:rsid="0017ee15"/>
    </style:style>
    <style:style style:name="T13" style:family="text">
      <style:text-properties style:text-position="super 58%" fo:language="en" fo:country="US" officeooo:rsid="0017ee15"/>
    </style:style>
    <style:style style:name="T14" style:family="text">
      <style:text-properties style:text-position="sub 58%" fo:language="en" fo:country="US" officeooo:rsid="0017ee1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Объект1" text:anchor-type="as-char" svg:y="-0.621cm" svg:width="0.836cm" svg:height="1.00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Объект2" text:anchor-type="as-char" svg:y="-0.621cm" svg:width="0.903cm" svg:height="1.00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>x<text:span text:style-name="T1">3</text:span><text:span text:style-name="T2">, <text:s/>y</text:span><text:span text:style-name="T3">’</text:span><text:span text:style-name="T2">, </text:span><text:span text:style-name="T2"><draw:frame draw:style-name="fr1" draw:name="Объект3" text:anchor-type="as-char" svg:y="-0.416cm" svg:width="0.489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1</text:span></text:p>
      <text:p text:style-name="P2"/>
      <text:p text:style-name="P2"/>
      <text:p text:style-name="P2"><draw:frame draw:style-name="fr1" draw:name="Объект4" text:anchor-type="as-char" svg:y="-0.621cm" svg:width="2.812cm" svg:height="1.10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1" draw:name="Объект5" text:anchor-type="as-char" svg:y="-0.64cm" svg:width="3.392cm" svg:height="1.07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>1. Вычислить определитель <draw:frame draw:style-name="fr1" draw:name="Объект6" text:anchor-type="as-char" svg:y="-0.923cm" svg:width="2.348cm" svg:height="1.63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>2. Найти произведение матриц <draw:frame draw:style-name="fr1" draw:name="Объект7" text:anchor-type="as-char" svg:y="-0.644cm" svg:width="4.186cm" svg:height="1.0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>3. Решить систему уравнений <draw:frame draw:style-name="fr1" draw:name="Объект9" text:anchor-type="as-char" svg:y="-0.875cm" svg:width="2.859cm" svg:height="1.602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3"/>
      <text:p text:style-name="P3"><text:span text:style-name="T5">4. </text:span><draw:frame draw:style-name="fr1" draw:name="Объект8" text:anchor-type="as-char" svg:y="-0.45cm" svg:width="6.666cm" svg:height="0.573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>5. Записать уравнение плоскости, проходящей через точки</text:p>
      <text:p text:style-name="P4"><text:span text:style-name="T6"><draw:frame draw:style-name="fr1" draw:name="Объект10" text:anchor-type="as-char" svg:y="-0.388cm" svg:width="4.72cm" svg:height="0.512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6"><text:s/></text:span><text:span text:style-name="T7">параллельно</text:span><text:span text:style-name="T8"> </text:span><text:span text:style-name="T7">прямой </text:span><text:s/><draw:frame draw:style-name="fr1" draw:name="Объект11" text:anchor-type="as-char" svg:y="-0.621cm" svg:width="3.11cm" svg:height="1.004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4"/>
      <text:p text:style-name="P4">6. Вычислить предел <text:s/><draw:frame draw:style-name="fr1" draw:name="Объект13" text:anchor-type="as-char" svg:y="-0.681cm" svg:width="2.528cm" svg:height="1.124cm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4"/>
      <text:p text:style-name="P4">7. Вычислить предел <text:s/><draw:frame draw:style-name="fr1" draw:name="Объект12" text:anchor-type="as-char" svg:y="-0.621cm" svg:width="3.203cm" svg:height="1.041cm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4"/>
      <text:p text:style-name="P4">8. Найти<text:span text:style-name="T9"> </text:span><text:span text:style-name="T10">y</text:span><text:span text:style-name="T11">’</text:span><text:span text:style-name="T9"> </text:span>, если <draw:frame draw:style-name="fr1" draw:name="Объект14" text:anchor-type="as-char" svg:y="-0.621cm" svg:width="4.477cm" svg:height="1.064cm" draw:z-index="9"><draw:object xlink:href="./Object 14" xlink:type="simple" xlink:show="embed" xlink:actuate="onLoad"/><draw:image xlink:href="./ObjectReplacements/Object 14" xlink:type="simple" xlink:show="embed" xlink:actuate="onLoad"/></draw:frame></text:p>
      <text:p text:style-name="P4"/>
      <text:p text:style-name="P4">9. Найти точки экстремума функции <draw:frame draw:style-name="fr1" draw:name="Объект15" text:anchor-type="as-char" svg:y="-0.439cm" svg:width="2.983cm" svg:height="0.531cm" draw:z-index="10"><draw:object xlink:href="./Object 15" xlink:type="simple" xlink:show="embed" xlink:actuate="onLoad"/><draw:image xlink:href="./ObjectReplacements/Object 15" xlink:type="simple" xlink:show="embed" xlink:actuate="onLoad"/></draw:frame></text:p>
      <text:p text:style-name="P4"/>
      <text:p text:style-name="P4">10. Вычислить <text:span text:style-name="T12">z</text:span><text:span text:style-name="T13">’</text:span><text:span text:style-name="T14">x</text:span><text:span text:style-name="T12"> + z</text:span><text:span text:style-name="T13">’</text:span><text:span text:style-name="T14">y</text:span><text:span text:style-name="T12"> </text:span><text:span text:style-name="T2">в</text:span> точке M ( 3 ; 1 ) для <text:s/><draw:frame draw:style-name="fr1" draw:name="Объект16" text:anchor-type="as-char" svg:y="-0.681cm" svg:width="2.882cm" svg:height="1.064cm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3T09:08:08.921483800</meta:creation-date>
    <meta:generator>LibreOffice/25.2.5.2$Windows_X86_64 LibreOffice_project/03d19516eb2e1dd5d4ccd751a0d6f35f35e08022</meta:generator>
    <dc:date>2025-09-13T10:43:04.563051700</dc:date>
    <meta:editing-duration>PT13M56S</meta:editing-duration>
    <meta:editing-cycles>2</meta:editing-cycles>
    <meta:document-statistic meta:table-count="0" meta:image-count="0" meta:object-count="16" meta:page-count="1" meta:paragraph-count="16" meta:word-count="54" meta:character-count="316" meta:non-whitespace-character-count="258"/>
  </office:meta>
</office:document-meta>
</file>

<file path=Object 1/content.xml><?xml version="1.0" encoding="utf-8"?>
<math xmlns="http://www.w3.org/1998/Math/MathML" display="block">
  <semantics>
    <mfrac>
      <mrow>
        <mi>a</mi>
        <mo stretchy="false">+</mo>
        <mi>b</mi>
      </mrow>
      <mi>c</mi>
    </mfrac>
    <annotation encoding="StarMath 5.0">{a+b} over {c} </annotation>
  </semantics>
</math>
</file>

<file path=Object 10/content.xml><?xml version="1.0" encoding="utf-8"?>
<math xmlns="http://www.w3.org/1998/Math/MathML" display="block">
  <semantics>
    <mrow>
      <mi>A</mi>
      <mrow>
        <mo fence="true" form="prefix" stretchy="false">(</mo>
        <mrow>
          <mrow>
            <mn>4</mn>
            <mrow>
              <mi>;</mi>
              <mo stretchy="false">−</mo>
              <mn>1</mn>
            </mrow>
            <mrow>
              <mi>;</mi>
              <mo stretchy="false">−</mo>
              <mn>1</mn>
            </mrow>
          </mrow>
        </mrow>
        <mo fence="true" form="postfix" stretchy="false">)</mo>
      </mrow>
      <mi>,</mi>
      <mi>B</mi>
      <mrow>
        <mo fence="true" form="prefix" stretchy="false">(</mo>
        <mrow>
          <mrow>
            <mn>2</mn>
            <mrow>
              <mi>;</mi>
              <mo stretchy="false">−</mo>
              <mn>3</mn>
            </mrow>
            <mi>;</mi>
            <mn>4</mn>
          </mrow>
        </mrow>
        <mo fence="true" form="postfix" stretchy="false">)</mo>
      </mrow>
    </mrow>
    <annotation encoding="StarMath 5.0">A(4; -1; -1), B(2; -3; 4)
</annotation>
  </semantics>
</math>
</file>

<file path=Object 11/content.xml><?xml version="1.0" encoding="utf-8"?>
<math xmlns="http://www.w3.org/1998/Math/MathML" display="block">
  <semantics>
    <mrow>
      <mfrac>
        <mrow>
          <mi>x</mi>
          <mo stretchy="false">−</mo>
          <mn>3</mn>
        </mrow>
        <mn>4</mn>
      </mfrac>
      <mo stretchy="false">=</mo>
      <mfrac>
        <mi>y</mi>
        <mrow>
          <mo stretchy="false">−</mo>
          <mn>2</mn>
        </mrow>
      </mfrac>
      <mo stretchy="false">=</mo>
      <mfrac>
        <mrow>
          <mi>z</mi>
          <mo stretchy="false">−</mo>
          <mn>5</mn>
        </mrow>
        <mn>8.</mn>
      </mfrac>
    </mrow>
    <annotation encoding="StarMath 5.0">{x - 3} over 4 = {y} over {-2} = {z - 5} over 8.</annotation>
  </semantics>
</math>
</file>

<file path=Object 12/content.xml><?xml version="1.0" encoding="utf-8"?>
<math xmlns="http://www.w3.org/1998/Math/MathML" display="block">
  <semantics>
    <mrow>
      <munder>
        <mi>lim</mi>
        <mrow>
          <mi>x</mi>
          <mo stretchy="false">→</mo>
          <mn>3</mn>
        </mrow>
      </munder>
      <mfrac>
        <mrow>
          <mi>x</mi>
          <mo stretchy="false">−</mo>
          <mn>3</mn>
        </mrow>
        <mrow>
          <msqrt>
            <mrow>
              <mn>7</mn>
              <mo stretchy="false">−</mo>
              <mi>x</mi>
            </mrow>
          </msqrt>
          <mo stretchy="false">−</mo>
          <msqrt>
            <mrow>
              <mi>x</mi>
              <mo stretchy="false">+</mo>
              <mn>1</mn>
            </mrow>
          </msqrt>
        </mrow>
      </mfrac>
    </mrow>
    <annotation encoding="StarMath 5.0">lim from {x rightarrow 3} {{x - 3} over {sqrt{7 - x} - sqrt{x + 1}}}</annotation>
  </semantics>
</math>
</file>

<file path=Object 13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frac>
        <mrow>
          <mrow>
            <msup>
              <mi>x</mi>
              <mn>3</mn>
            </msup>
            <mo stretchy="false">−</mo>
            <mn>3</mn>
          </mrow>
          <mrow>
            <mi>x</mi>
            <mo stretchy="false">+</mo>
            <mn>4</mn>
          </mrow>
        </mrow>
        <mrow>
          <mn>3</mn>
          <mrow>
            <mi>x</mi>
            <mo stretchy="false">−</mo>
            <mn>10</mn>
          </mrow>
          <msup>
            <mi>x</mi>
            <mn>3</mn>
          </msup>
        </mrow>
      </mfrac>
    </mrow>
    <annotation encoding="StarMath 5.0">lim from {x rightarrow infinity} {{x^3 - 3x + 4} over {3x - 10x^3}}</annotation>
  </semantics>
</math>
</file>

<file path=Object 14/content.xml><?xml version="1.0" encoding="utf-8"?>
<math xmlns="http://www.w3.org/1998/Math/MathML" display="block">
  <semantics>
    <mrow>
      <mrow>
        <mi>y</mi>
        <mo stretchy="false">=</mo>
        <mrow>
          <msqrt>
            <mrow>
              <msup>
                <mi>ln</mi>
                <mn>2</mn>
              </msup>
              <mrow>
                <mo fence="true" form="prefix" stretchy="false">(</mo>
                <mrow>
                  <mrow>
                    <mn>2</mn>
                    <mo stretchy="false">−</mo>
                    <mi>x</mi>
                  </mrow>
                </mrow>
                <mo fence="true" form="postfix" stretchy="false">)</mo>
              </mrow>
            </mrow>
          </msqrt>
          <mo stretchy="false">+</mo>
          <mfrac>
            <mn>5</mn>
            <msup>
              <mi>x</mi>
              <mn>3</mn>
            </msup>
          </mfrac>
        </mrow>
      </mrow>
      <mi>,</mi>
      <mi>y</mi>
      <mi>'</mi>
      <mrow>
        <mo fence="true" form="prefix" stretchy="false">(</mo>
        <mrow>
          <mn>1</mn>
        </mrow>
        <mo fence="true" form="postfix" stretchy="false">)</mo>
      </mrow>
    </mrow>
    <annotation encoding="StarMath 5.0">y = sqrt{ln^2 (2 - x)} + {5} over {x^3}, y'(1)</annotation>
  </semantics>
</math>
</file>

<file path=Object 15/content.xml><?xml version="1.0" encoding="utf-8"?>
<math xmlns="http://www.w3.org/1998/Math/MathML" display="block">
  <semantics>
    <mrow>
      <mrow>
        <mi>y</mi>
        <mo stretchy="false">=</mo>
        <mrow>
          <msup>
            <mi>x</mi>
            <mn>3</mn>
          </msup>
          <mo stretchy="false">−</mo>
          <mn>6</mn>
        </mrow>
      </mrow>
      <mrow>
        <msup>
          <mi>x</mi>
          <mn>2</mn>
        </msup>
        <mo stretchy="false">+</mo>
        <mn>12</mn>
      </mrow>
      <mi>x</mi>
    </mrow>
    <annotation encoding="StarMath 5.0">y = x^3 - 6x^2 + 12x</annotation>
  </semantics>
</math>
</file>

<file path=Object 16/content.xml><?xml version="1.0" encoding="utf-8"?>
<math xmlns="http://www.w3.org/1998/Math/MathML" display="block">
  <semantics>
    <mrow>
      <mrow>
        <mi>z</mi>
        <mo stretchy="false">=</mo>
        <mrow>
          <msup>
            <mi>x</mi>
            <mn>3</mn>
          </msup>
          <mo stretchy="false">−</mo>
          <mi>y</mi>
        </mrow>
      </mrow>
      <mrow>
        <msqrt>
          <mi>x</mi>
        </msqrt>
        <mo stretchy="false">+</mo>
        <mfrac>
          <msup>
            <mi>y</mi>
            <mn>2</mn>
          </msup>
          <mi>x</mi>
        </mfrac>
      </mrow>
    </mrow>
    <annotation encoding="StarMath 5.0">z = x^3 - y sqrt{x} + {y^2} over x</annotation>
  </semantics>
</math>
</file>

<file path=Object 2/content.xml><?xml version="1.0" encoding="utf-8"?>
<math xmlns="http://www.w3.org/1998/Math/MathML" display="block">
  <semantics>
    <mfrac>
      <mrow>
        <mi>α</mi>
        <mo stretchy="false">+</mo>
        <mi>β</mi>
      </mrow>
      <mi>γ</mi>
    </mfrac>
    <annotation encoding="StarMath 5.0">{ %alpha + %beta } over { %gamma } </annotation>
  </semantics>
</math>
</file>

<file path=Object 3/content.xml><?xml version="1.0" encoding="utf-8"?>
<math xmlns="http://www.w3.org/1998/Math/MathML" display="block">
  <semantics>
    <msqrt>
      <mi>a</mi>
    </msqrt>
    <annotation encoding="StarMath 5.0">sqrt{a} </annotation>
  </semantics>
</math>
</file>

<file path=Object 4/content.xml><?xml version="1.0" encoding="utf-8"?>
<math xmlns="http://www.w3.org/1998/Math/MathML" display="block">
  <semantics>
    <mrow>
      <mfrac>
        <mrow>
          <mrow>
            <mn>3</mn>
            <mo stretchy="false">⋅</mo>
            <mn>4</mn>
          </mrow>
          <mo stretchy="false">−</mo>
          <mn>2</mn>
        </mrow>
        <msqrt>
          <mrow>
            <msup>
              <mn>4</mn>
              <mn>2</mn>
            </msup>
            <mo stretchy="false">+</mo>
            <msup>
              <mn>3</mn>
              <mn>2</mn>
            </msup>
          </mrow>
        </msqrt>
      </mfrac>
      <mo stretchy="false">=</mo>
      <mfrac>
        <mn>10</mn>
        <mn>5</mn>
      </mfrac>
      <mo stretchy="false">=</mo>
      <mn>2</mn>
    </mrow>
    <annotation encoding="StarMath 5.0">{3  cdot 4 - 2} over { sqrt{4^2 + 3^2} } = {10} over {5}=2 </annotation>
  </semantics>
</math>
</file>

<file path=Object 5/content.xml><?xml version="1.0" encoding="utf-8"?>
<math xmlns="http://www.w3.org/1998/Math/MathML" display="block">
  <semantics>
    <mrow>
      <mrow>
        <mi mathvariant="normal">Δ</mi>
        <mo stretchy="false">=</mo>
        <mrow>
          <mo fence="true" form="prefix" stretchy="true">|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form="postfix" stretchy="true">|</mo>
        </mrow>
        <mo stretchy="false">=</mo>
        <mi>a</mi>
      </mrow>
      <mrow>
        <mi>d</mi>
        <mo stretchy="false">−</mo>
        <mi>b</mi>
      </mrow>
      <mi>c</mi>
    </mrow>
    <annotation encoding="StarMath 5.0">%DELTA = left lline matrix { a # b ## c # d } right rline = a d - b c</annotation>
  </semantics>
</math>
</file>

<file path=Object 6/content.xml><?xml version="1.0" encoding="utf-8"?>
<math xmlns="http://www.w3.org/1998/Math/MathML" display="block">
  <semantics>
    <mrow>
      <mo fence="true" form="prefix" stretchy="true">|</mo>
      <mrow>
        <mtable>
          <mtr>
            <mtd>
              <mn>3</mn>
            </mtd>
            <mtd>
              <mrow>
                <mo stretchy="false">−</mo>
                <mn>5</mn>
              </mrow>
            </mtd>
            <mtd>
              <mn>1</mn>
            </mtd>
          </mtr>
          <mtr>
            <mtd>
              <mn>2</mn>
            </mtd>
            <mtd>
              <mn>0</mn>
            </mtd>
            <mtd>
              <mn>2</mn>
            </mtd>
          </mtr>
          <mtr>
            <mtd>
              <mrow>
                <mo stretchy="false">−</mo>
                <mn>1</mn>
              </mrow>
            </mtd>
            <mtd>
              <mrow>
                <mo stretchy="false">−</mo>
                <mn>3</mn>
              </mrow>
            </mtd>
            <mtd>
              <mn>6</mn>
            </mtd>
          </mtr>
        </mtable>
      </mrow>
      <mo fence="true" form="postfix" stretchy="true">|</mo>
    </mrow>
    <annotation encoding="StarMath 5.0">left lline matrix { 3 # -5 # 1 ## 2 # 0 # 2 ## -1 # -3 # 6 } right rline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1</mn>
              </mtd>
              <mtd>
                <mrow>
                  <mo stretchy="false">−</mo>
                  <mn>3</mn>
                </mrow>
              </mtd>
            </mtr>
            <mtr>
              <mtd>
                <mn>4</mn>
              </mtd>
              <mtd>
                <mn>2</mn>
              </mtd>
            </mtr>
          </mtable>
        </mrow>
        <mo fence="true" form="postfix" stretchy="true">)</mo>
      </mrow>
      <mo stretchy="false">⋅</mo>
      <mrow>
        <mo fence="true" form="prefix" stretchy="true">(</mo>
        <mrow>
          <mtable>
            <mtr>
              <mtd>
                <mn>5</mn>
              </mtd>
              <mtd>
                <mrow>
                  <mo stretchy="false">−</mo>
                  <mn>6</mn>
                </mrow>
              </mtd>
              <mtd>
                <mrow>
                  <mo stretchy="false">−</mo>
                  <mn>2</mn>
                </mrow>
              </mtd>
            </mtr>
            <mtr>
              <mtd>
                <mn>2</mn>
              </mtd>
              <mtd>
                <mn>5</mn>
              </mtd>
              <mtd>
                <mn>4</mn>
              </mtd>
            </mtr>
          </mtable>
        </mrow>
        <mo fence="true" form="postfix" stretchy="true">)</mo>
      </mrow>
    </mrow>
    <annotation encoding="StarMath 5.0">left ( matrix { 1 # -3 ## 4 # 2 } right ) cdot left ( matrix { 5 # -6 # -2 ## 2 # 5 # 4 } right )</annotation>
  </semantics>
</math>
</file>

<file path=Object 8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row>
          <mo fence="true" form="prefix" stretchy="false">(</mo>
          <mrow>
            <mrow>
              <mrow>
                <mo stretchy="false">−</mo>
                <mn>3</mn>
              </mrow>
              <mi>;</mi>
              <mn>5</mn>
              <mi>;</mi>
              <mn>2</mn>
            </mrow>
          </mrow>
          <mo fence="true" form="postfix" stretchy="false">)</mo>
        </mrow>
      </mrow>
      <mi>,</mi>
      <mrow>
        <mover accent="true">
          <mi>b</mi>
          <mo stretchy="false">⃗</mo>
        </mover>
        <mo stretchy="false">=</mo>
        <mrow>
          <mo fence="true" form="prefix" stretchy="false">(</mo>
          <mrow>
            <mrow>
              <mn>1</mn>
              <mi>;</mi>
              <mn>4</mn>
              <mrow>
                <mi>;</mi>
                <mo stretchy="false">−</mo>
                <mn>2</mn>
              </mrow>
            </mrow>
          </mrow>
          <mo fence="true" form="postfix" stretchy="false">)</mo>
        </mrow>
      </mrow>
      <mn>.</mn>
      <mi>cos</mi>
      <mrow>
        <mo fence="true" form="prefix" stretchy="false">(</mo>
        <mrow>
          <mrow>
            <mover accent="true">
              <mi>a</mi>
              <mo stretchy="false">⃗</mo>
            </mover>
            <mi>,</mi>
            <mover accent="true">
              <mi>b</mi>
              <mo stretchy="false">⃗</mo>
            </mover>
          </mrow>
        </mrow>
        <mo fence="true" form="postfix" stretchy="false">)</mo>
      </mrow>
    </mrow>
    <annotation encoding="StarMath 5.0">vec a = (-3; 5; 2), vec b = (1; 4; -2). cos( vec a , vec b )</annotation>
  </semantics>
</math>
</file>

<file path=Object 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row>
                  <mi>x</mi>
                  <mo stretchy="false">+</mo>
                  <mn>3</mn>
                </mrow>
                <mrow>
                  <mrow>
                    <mi>y</mi>
                    <mo stretchy="false">−</mo>
                    <mi>z</mi>
                  </mrow>
                  <mo stretchy="false">=</mo>
                  <mn>0</mn>
                </mrow>
                <mi>,</mi>
              </mrow>
            </mtd>
          </mtr>
          <mtr>
            <mtd>
              <mrow>
                <mrow>
                  <mi>x</mi>
                  <mo stretchy="false">−</mo>
                  <mn>2</mn>
                </mrow>
                <mrow>
                  <mi>y</mi>
                  <mo stretchy="false">+</mo>
                  <mn>4</mn>
                </mrow>
                <mrow>
                  <mi>z</mi>
                  <mo stretchy="false">=</mo>
                  <mn>5</mn>
                </mrow>
                <mi>,</mi>
              </mrow>
            </mtd>
          </mtr>
          <mtr>
            <mtd>
              <mrow>
                <mn>4</mn>
                <mrow>
                  <mi>y</mi>
                  <mo stretchy="false">−</mo>
                  <mn>8</mn>
                </mrow>
                <mrow>
                  <mi>z</mi>
                  <mo stretchy="false">=</mo>
                  <mrow>
                    <mo stretchy="false">−</mo>
                    <mn>2.</mn>
                  </mrow>
                </mrow>
              </mrow>
            </mtd>
          </mtr>
        </mtable>
      </mrow>
    </mrow>
    <annotation encoding="StarMath 5.0">left lbrace stack { 2x + 3y - z = 0, # x - 2y + 4z = 5, # 4y - 8z = -2. } right none</annotation>
  </semantics>
</math>
</file>